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ahogany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557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1.27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889cm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2.153cm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3.39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833cm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9.913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8000" loext:opacity="100%"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DejaVu Sans" fo:text-shadow="none"/>
    </style:style>
    <style:style style:name="P5" style:family="paragraph">
      <loext:graphic-properties draw:fill="none" draw:fill-color="#ffffff"/>
      <style:text-properties fo:color="#5eb91e" loext:opacity="100%" fo:font-size="24pt" fo:font-weight="bold" style:font-size-asian="24pt" style:font-weight-asian="bold" style:font-size-complex="24pt" style:font-weight-complex="bold"/>
    </style:style>
    <style:style style:name="P6" style:family="paragraph">
      <style:text-properties fo:hyphenate="false" loext:hyphenation-no-caps="false" loext:hyphenation-no-last-word="false"/>
    </style:style>
    <style:style style:name="P7" style:family="paragraph">
      <style:paragraph-properties fo:text-align="start"/>
      <style:text-properties fo:hyphenate="false" loext:hyphenation-no-caps="false" loext:hyphenation-no-last-word="false"/>
    </style:style>
    <style:style style:name="P8" style:family="paragraph">
      <loext:graphic-properties draw:fill="none" draw:fill-color="#ffffff"/>
      <style:text-properties fo:font-size="26pt" style:font-size-asian="26pt" style:font-size-complex="26pt" fo:hyphenate="false" loext:hyphenation-no-caps="false" loext:hyphenation-no-last-word="false"/>
    </style:style>
    <style:style style:name="P9" style:family="paragraph">
      <style:paragraph-properties fo:text-align="justify"/>
      <style:text-properties fo:hyphenate="false" loext:hyphenation-no-caps="false" loext:hyphenation-no-last-word="false"/>
    </style:style>
    <style:style style:name="P10" style:family="paragraph">
      <loext:graphic-properties draw:fill="none" draw:fill-color="#ffffff"/>
      <style:text-properties fo:font-size="22pt" style:font-size-asian="22pt" style:font-size-complex="22pt" fo:hyphenate="false" loext:hyphenation-no-caps="false" loext:hyphenation-no-last-word="false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hyphenate="false" loext:hyphenation-no-caps="false" loext:hyphenation-no-last-word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4pt" style:font-size-asian="24pt" style:font-size-complex="24pt" fo:hyphenate="false" loext:hyphenation-no-caps="false" loext:hyphenation-no-last-word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1pt" style:font-size-asian="21pt" style:font-size-complex="21pt" fo:hyphenate="false" loext:hyphenation-no-caps="false" loext:hyphenation-no-last-word="false"/>
    </style:style>
    <style:style style:name="T1" style:family="text">
      <style:text-properties fo:color="#ff8000" loext:opacity="100%" fo:font-size="54pt" style:font-size-asian="54pt" style:font-size-complex="54pt"/>
    </style:style>
    <style:style style:name="T2" style:family="text">
      <style:text-properties style:font-name="DejaVu Sans" fo:text-shadow="none"/>
    </style:style>
    <style:style style:name="T3" style:family="text">
      <style:text-properties fo:color="#5eb91e" loext:opacity="100%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8000" loext:opacity="100%" fo:font-size="26pt" style:font-size-asian="26pt" style:font-size-complex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ff8000" loext:opacity="100%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ffffff" loext:opacity="100%" fo:font-size="22pt" style:font-size-asian="22pt" style:font-size-complex="22pt"/>
    </style:style>
    <style:style style:name="T9" style:family="text">
      <style:text-properties fo:color="#ff8000" loext:opacity="100%" fo:font-size="24pt" style:font-size-asian="24pt" style:font-size-complex="2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ff8000" loext:opacity="100%" fo:font-size="21pt" style:font-size-asian="21pt" style:font-size-complex="21pt"/>
    </style:style>
    <style:style style:name="T12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Noto Sans CJK SC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7.08cm" svg:height="4.807cm" svg:x="5.341cm" svg:y="5.477cm">
          <draw:text-box>
            <text:p text:style-name="P1"><text:span text:style-name="T1">Jewelry Website</text:span></text:p>
            <text:p text:style-name="P1"><text:span text:style-name="T1">Database structu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6.35cm" svg:height="1.673cm" svg:x="0.635cm" svg:y="0.635cm">
          <draw:text-box>
            <text:p><text:span text:style-name="T2">Database Schema</text:span></text:p>
          </draw:text-box>
        </draw:frame>
        <draw:frame draw:style-name="gr4" draw:text-style-name="P5" draw:layer="layout" svg:width="2.544cm" svg:height="1.195cm" svg:x="0.635cm" svg:y="2.308cm">
          <draw:text-box>
            <text:p><text:span text:style-name="T3">User</text:span></text:p>
          </draw:text-box>
        </draw:frame>
        <draw:frame draw:style-name="gr5" draw:text-style-name="P8" draw:layer="layout" svg:width="24.085cm" svg:height="11.526cm" svg:x="1.064cm" svg:y="3.503cm">
          <draw:text-box>
            <text:list text:style-name="L2">
              <text:list-item>
                <text:p text:style-name="P6"><text:span text:style-name="T4">name</text:span><text:span text:style-name="T5"> | string, required, trim</text:span></text:p>
              </text:list-item>
              <text:list-item>
                <text:p text:style-name="P7"><text:span text:style-name="T4">email</text:span><text:span text:style-name="T5"> | string, required, unique, lowercase</text:span></text:p>
              </text:list-item>
              <text:list-item>
                <text:p text:style-name="P7"><text:span text:style-name="T4">password</text:span><text:span text:style-name="T5"> | string, required</text:span></text:p>
              </text:list-item>
              <text:list-item>
                <text:p text:style-name="P7"><text:span text:style-name="T4">role</text:span><text:span text:style-name="T5"> | string, enum(customer, admin), default(customer)</text:span></text:p>
              </text:list-item>
              <text:list-item>
                <text:p text:style-name="P7"><text:span text:style-name="T4">address(street, city, postalcode, country)</text:span><text:span text:style-name="T5"> | string</text:span></text:p>
              </text:list-item>
              <text:list-item>
                <text:p text:style-name="P7"><text:span text:style-name="T4">phone</text:span><text:span text:style-name="T5"> | string, required</text:span></text:p>
              </text:list-item>
              <text:list-item>
                <text:p text:style-name="P7"><text:span text:style-name="T4">wishlist</text:span><text:span text:style-name="T5"> | string[](id, ref(“Product”)</text:span></text:p>
              </text:list-item>
              <text:list-item>
                <text:p text:style-name="P7"><text:span text:style-name="T4">Image</text:span><text:span text:style-name="T5"> | string, default(dummy.png)</text:span></text:p>
              </text:list-item>
              <text:list-item>
                <text:p text:style-name="P7"><text:span text:style-name="T5">i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6.35cm" svg:height="1.673cm" svg:x="0.444cm" svg:y="0.335cm">
          <draw:text-box>
            <text:p><text:span text:style-name="T2">Database Schema</text:span></text:p>
          </draw:text-box>
        </draw:frame>
        <draw:frame draw:style-name="gr6" draw:text-style-name="P5" draw:layer="layout" svg:width="3.865cm" svg:height="2.139cm" svg:x="0.444cm" svg:y="1.216cm">
          <draw:text-box>
            <text:p><text:span text:style-name="T3">Product</text:span></text:p>
          </draw:text-box>
        </draw:frame>
        <draw:frame draw:style-name="gr7" draw:text-style-name="P10" draw:layer="layout" svg:width="24.085cm" svg:height="12.403cm" svg:x="0.444cm" svg:y="2.527cm">
          <draw:text-box>
            <text:list text:style-name="L2">
              <text:list-item>
                <text:p text:style-name="P6"><text:span text:style-name="T6">name</text:span><text:span text:style-name="T7"> | string, required, trim</text:span></text:p>
              </text:list-item>
              <text:list-item>
                <text:p text:style-name="P6"><text:span text:style-name="T6">description</text:span><text:span text:style-name="T7"> | string</text:span></text:p>
              </text:list-item>
              <text:list-item>
                <text:p text:style-name="P9"><text:span text:style-name="T6">category</text:span><text:span text:style-name="T7"> | string, required, (enum(ring, necklace, bracelet, </text:span><text:span text:style-name="T8">earrings</text:span><text:span text:style-name="T7">, pendant, anklet, other))</text:span></text:p>
              </text:list-item>
              <text:list-item>
                <text:p text:style-name="P9"><text:span text:style-name="T6">material</text:span><text:span text:style-name="T7"> | string[], required, (enum(gold, silver, diamond))</text:span></text:p>
              </text:list-item>
              <text:list-item>
                <text:p text:style-name="P9"><text:span text:style-name="T6">size(value, unit)</text:span><text:span text:style-name="T7"> | number + string</text:span></text:p>
              </text:list-item>
              <text:list-item>
                <text:p text:style-name="P9"><text:span text:style-name="T6">price</text:span><text:span text:style-name="T7"> | number, required</text:span></text:p>
              </text:list-item>
              <text:list-item>
                <text:p text:style-name="P9"><text:span text:style-name="T6">images</text:span><text:span text:style-name="T7"> | string[]</text:span></text:p>
              </text:list-item>
              <text:list-item>
                <text:p text:style-name="P9"><text:span text:style-name="T6">stock</text:span><text:span text:style-name="T7"> | number,required, min(0)</text:span></text:p>
              </text:list-item>
              <text:list-item>
                <text:p text:style-name="P9"><text:span text:style-name="T6">stone</text:span><text:span text:style-name="T7"> | string[], enum(--video(stone.webm)), default(none)</text:span></text:p>
              </text:list-item>
              <text:list-item>
                <text:p text:style-name="P9"><text:span text:style-name="T6">color</text:span><text:span text:style-name="T7"> | string, required</text:span></text:p>
              </text:list-item>
              <text:list-item>
                <text:p text:style-name="P9"><text:span text:style-name="T6">weight(value, unit)</text:span><text:span text:style-name="T7"> | number + string, enum(ct, g, oz)</text:span></text:p>
              </text:list-item>
              <text:list-item>
                <text:p text:style-name="P9"><text:span text:style-name="T6">barcode</text:span><text:span text:style-name="T7"> | string</text:span></text:p>
              </text:list-item>
              <text:list-item>
                <text:p text:style-name="P9"><text:span text:style-name="T6">qrcode</text:span><text:span text:style-name="T7"> | string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4" draw:layer="layout" svg:width="6.35cm" svg:height="1.673cm" svg:x="0.635cm" svg:y="0.635cm">
          <draw:text-box>
            <text:p><text:span text:style-name="T2">Database Schema</text:span></text:p>
          </draw:text-box>
        </draw:frame>
        <draw:frame draw:style-name="gr6" draw:text-style-name="P5" draw:layer="layout" svg:width="3.865cm" svg:height="2.139cm" svg:x="0.635cm" svg:y="2.308cm">
          <draw:text-box>
            <text:p><text:span text:style-name="T3">Cart</text:span></text:p>
            <text:p><text:span text:style-name="T3"/></text:p>
          </draw:text-box>
        </draw:frame>
        <draw:frame draw:style-name="gr8" draw:text-style-name="P12" draw:layer="layout" svg:width="24.085cm" svg:height="3.644cm" svg:x="1.064cm" svg:y="3.503cm">
          <draw:text-box>
            <text:list text:style-name="L2">
              <text:list-item>
                <text:p text:style-name="P11"><text:span text:style-name="T9">user</text:span><text:span text:style-name="T10"> | (id ref(“User”)), required, unique</text:span></text:p>
              </text:list-item>
              <text:list-item>
                <text:p text:style-name="P11"><text:span text:style-name="T9">items</text:span><text:span text:style-name="T10"> (product, quantity) | (id, ref(Product), required + <text:s/>number default(1), min(1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4" draw:layer="layout" svg:width="6.35cm" svg:height="1.673cm" svg:x="0.635cm" svg:y="0.635cm">
          <draw:text-box>
            <text:p><text:span text:style-name="T2">API</text:span></text:p>
          </draw:text-box>
        </draw:frame>
        <draw:frame draw:style-name="gr9" draw:text-style-name="P5" draw:layer="layout" svg:width="5.775cm" svg:height="3.083cm" svg:x="0.635cm" svg:y="2.308cm">
          <draw:text-box>
            <text:p><text:span text:style-name="T3">User routes</text:span></text:p>
            <text:p><text:span text:style-name="T3"/></text:p>
          </draw:text-box>
        </draw:frame>
        <draw:frame draw:style-name="gr10" draw:text-style-name="P13" draw:layer="layout" svg:width="26.43cm" svg:height="10.163cm" svg:x="1.064cm" svg:y="3.503cm">
          <draw:text-box>
            <text:list text:style-name="L3">
              <text:list-item>
                <text:p text:style-name="P11"><text:span text:style-name="T11">POST <text:s text:c="3"/>/api/v1/users/register <text:s text:c="6"/>→ Create a new user account</text:span></text:p>
              </text:list-item>
              <text:list-item>
                <text:p text:style-name="P11"><text:span text:style-name="T11">POST <text:s text:c="3"/>/api/v1/users/login <text:s text:c="9"/>→ Authenticate user and return token</text:span></text:p>
              </text:list-item>
              <text:list-item>
                <text:p text:style-name="P11"><text:span text:style-name="T12">GET <text:s text:c="4"/>/api/</text:span><text:span text:style-name="T11">v1/users/profile <text:s text:c="7"/>→ Get logged-in user's profile</text:span></text:p>
              </text:list-item>
              <text:list-item>
                <text:p text:style-name="P11"><text:span text:style-name="T12">PUT <text:s text:c="4"/>/api/</text:span><text:span text:style-name="T11">v1/users/profile <text:s text:c="7"/>→ Update logged-in user's profile</text:span></text:p>
              </text:list-item>
              <text:list-item>
                <text:p text:style-name="P11"><text:span text:style-name="T12">DELETE <text:s/>/api/</text:span><text:span text:style-name="T11">v1/users/profile <text:s text:c="7"/>→ Delete logged-in user's account</text:span></text:p>
              </text:list-item>
              <text:list-item>
                <text:p text:style-name="P11"><text:span text:style-name="T11"/></text:p>
              </text:list-item>
              <text:list-item>
                <text:p text:style-name="P11"><text:span text:style-name="T12">GET <text:s text:c="4"/>/api/users <text:s text:c="15"/>→ List all users (admin only)</text:span></text:p>
              </text:list-item>
              <text:list-item>
                <text:p text:style-name="P11"><text:span text:style-name="T12">GET <text:s text:c="4"/>/api/</text:span><text:span text:style-name="T11">v1/users/:id <text:s text:c="11"/>→ Get user by ID (admin only)</text:span></text:p>
              </text:list-item>
              <text:list-item>
                <text:p text:style-name="P11"><text:span text:style-name="T12">PUT <text:s text:c="4"/>/api/</text:span><text:span text:style-name="T11">v1/users/:id <text:s text:c="11"/>→ Update user by ID (admin only)</text:span></text:p>
              </text:list-item>
              <text:list-item>
                <text:p text:style-name="P11"><text:span text:style-name="T12">DELETE <text:s/>/api/</text:span><text:span text:style-name="T11">v1/users/:id <text:s text:c="11"/>→ Delete user by ID (admin only)</text:span></text:p>
              </text:list-item>
              <text:list-item>
                <text:p text:style-name="P11"><text:span text:style-name="T11"/></text:p>
              </text:list-item>
              <text:list-item>
                <text:p text:style-name="P11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Mahogany" draw:style="square" draw:cx="50%" draw:cy="50%" draw:start-color="#000000" draw:end-color="#8d281e" draw:start-intensity="100%" draw:end-intensity="100%" draw:angle="45deg" draw:border="0%">
      <loext:gradient-stop svg:offset="0" loext:color-type="rgb" loext:color-value="#000000"/>
      <loext:gradient-stop svg:offset="1" loext:color-type="rgb" loext:color-value="#8d281e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15:14:09.591667291</meta:creation-date>
    <dc:date>2025-10-06T06:56:35.044126984</dc:date>
    <meta:editing-duration>PT13H52M42S</meta:editing-duration>
    <meta:editing-cycles>34</meta:editing-cycles>
    <meta:generator>LibreOffice/24.2.7.2$Linux_X86_64 LibreOffice_project/420$Build-2</meta:generator>
    <meta:document-statistic meta:object-count="44"/>
  </office:meta>
</office:document-meta>
</file>